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d0cd" officeooo:paragraph-rsid="0009d0c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9d0cd" officeooo:paragraph-rsid="0009d0c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9d0cd" officeooo:paragraph-rsid="0009d0c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0c2c" officeooo:paragraph-rsid="000f0c2c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e8b0b" officeooo:paragraph-rsid="000e8b0b"/>
    </style:style>
    <style:style style:name="P6" style:family="paragraph" style:parent-style-name="Standard">
      <style:text-properties officeooo:rsid="000f0c2c" officeooo:paragraph-rsid="000f0c2c"/>
    </style:style>
    <style:style style:name="P7" style:family="paragraph" style:parent-style-name="Standard">
      <style:text-properties officeooo:rsid="00101170" officeooo:paragraph-rsid="00101170"/>
    </style:style>
    <style:style style:name="P8" style:family="paragraph" style:parent-style-name="Standard">
      <style:text-properties officeooo:rsid="000e8b0b" officeooo:paragraph-rsid="000e8b0b"/>
    </style:style>
    <style:style style:name="P9" style:family="paragraph" style:parent-style-name="Standard">
      <style:text-properties officeooo:rsid="000a4fc6" officeooo:paragraph-rsid="000f0c2c"/>
    </style:style>
    <style:style style:name="P10" style:family="paragraph" style:parent-style-name="Standard">
      <style:text-properties officeooo:rsid="000f0c2c" officeooo:paragraph-rsid="000f0c2c"/>
    </style:style>
    <style:style style:name="P11" style:family="paragraph" style:parent-style-name="Standard">
      <style:text-properties officeooo:rsid="00101170" officeooo:paragraph-rsid="00101170"/>
    </style:style>
    <style:style style:name="P12" style:family="paragraph" style:parent-style-name="Standard">
      <style:text-properties officeooo:rsid="00101170" officeooo:paragraph-rsid="0013aea6"/>
    </style:style>
    <style:style style:name="P13" style:family="paragraph" style:parent-style-name="Standard">
      <style:text-properties officeooo:rsid="0013aea6" officeooo:paragraph-rsid="0013aea6"/>
    </style:style>
    <style:style style:name="P14" style:family="paragraph" style:parent-style-name="Standard">
      <style:text-properties officeooo:rsid="0011e3fa" officeooo:paragraph-rsid="0014617c"/>
    </style:style>
    <style:style style:name="P15" style:family="paragraph" style:parent-style-name="Standard" style:list-style-name="L3">
      <style:text-properties officeooo:rsid="0011e3fa" officeooo:paragraph-rsid="0014617c"/>
    </style:style>
    <style:style style:name="P16" style:family="paragraph" style:parent-style-name="Standard" style:list-style-name="L4">
      <style:text-properties officeooo:rsid="0011e3fa" officeooo:paragraph-rsid="0014617c"/>
    </style:style>
    <style:style style:name="P17" style:family="paragraph" style:parent-style-name="Standard">
      <style:text-properties officeooo:rsid="0012794e" officeooo:paragraph-rsid="0014617c"/>
    </style:style>
    <style:style style:name="P18" style:family="paragraph" style:parent-style-name="Standard">
      <style:text-properties officeooo:rsid="001524e7" officeooo:paragraph-rsid="0014617c"/>
    </style:style>
    <style:style style:name="P19" style:family="paragraph" style:parent-style-name="Standard" style:list-style-name="L2">
      <style:text-properties officeooo:paragraph-rsid="0013aea6"/>
    </style:style>
    <style:style style:name="P20" style:family="paragraph" style:parent-style-name="Standard" style:list-style-name="L4">
      <style:text-properties officeooo:paragraph-rsid="0014617c"/>
    </style:style>
    <style:style style:name="P21" style:family="paragraph" style:parent-style-name="Standard" style:list-style-name="L5">
      <style:text-properties officeooo:paragraph-rsid="0014617c"/>
    </style:style>
    <style:style style:name="P2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9d0cd" officeooo:paragraph-rsid="0009d0c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13aea6" officeooo:paragraph-rsid="0013aea6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101170" officeooo:paragraph-rsid="0013aea6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01170" officeooo:paragraph-rsid="00101170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01170" officeooo:paragraph-rsid="00124d28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1e3fa" officeooo:paragraph-rsid="0014617c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officeooo:rsid="0012794e" officeooo:paragraph-rsid="0014617c"/>
    </style:style>
    <style:style style:name="T1" style:family="text">
      <style:text-properties officeooo:rsid="00124d28"/>
    </style:style>
    <style:style style:name="T2" style:family="text">
      <style:text-properties officeooo:rsid="0013aea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34223"/>
    </style:style>
    <style:style style:name="T5" style:family="text">
      <style:text-properties officeooo:rsid="0012794e"/>
    </style:style>
    <style:style style:name="T6" style:family="text">
      <style:text-properties fo:font-weight="bold" officeooo:rsid="0012794e" style:font-weight-asian="bold" style:font-weight-complex="bold"/>
    </style:style>
    <style:style style:name="T7" style:family="text">
      <style:text-properties fo:font-weight="normal" officeooo:rsid="0012794e" style:font-weight-asian="normal" style:font-weight-complex="normal"/>
    </style:style>
    <style:style style:name="T8" style:family="text">
      <style:text-properties officeooo:rsid="001524e7"/>
    </style:style>
    <style:style style:name="T9" style:family="text">
      <style:text-properties officeooo:rsid="0014617c"/>
    </style:style>
    <style:style style:name="T10" style:family="text">
      <style:text-properties officeooo:rsid="0011e3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àctica <text:span text:style-name="T9">7</text:span></text:p>
      <text:p text:style-name="P22"/>
      <text:p text:style-name="P4">MySQL i phpMyAdmin</text:p>
      <text:p text:style-name="P2">CONTRUCCIÓ B.D. INSTA</text:p>
      <text:p text:style-name="P2">( pseudoINSTAGRAM )</text:p>
      <text:p text:style-name="P1"/>
      <text:p text:style-name="P1"/>
      <text:p text:style-name="P5"><text:span text:style-name="T1">1</text:span>- <text:s/>Dissenyar la B.D. <text:span text:style-name="T1">INSTA i crear-la a MySQL amb tot els atributs, les claus principals, les claus úniques i les claus foranes. Verificar funcionament omplint algunes dades i posant imatges al directori creat per guardar les imatges.</text:span></text:p>
      <text:p text:style-name="P5"/>
      <text:p text:style-name="P5"/>
      <text:p text:style-name="P6"><text:span text:style-name="T1">2</text:span>- Verificar el disseny correcte <text:span text:style-name="T3">amb</text:span> l'opció disseny de phpMyAdmin</text:p>
      <text:p text:style-name="P6"/>
      <text:p text:style-name="P6"/>
      <text:p text:style-name="P7"><text:span text:style-name="T1">3</text:span>- Tipus d'Index. BTREE / HASH. </text:p>
      <text:p text:style-name="P7"/>
      <text:list xml:id="list6455474440916653986" text:style-name="L2">
        <text:list-item>
          <text:p text:style-name="P19"><text:a xlink:type="simple" xlink:href="https://www.cs.usfca.edu/~galles/visualization/Algorithms.html" text:style-name="Internet_20_link" text:visited-style-name="Visited_20_Internet_20_Link"><text:span text:style-name="T2">https://www.cs.usfca.edu/~galles/visualization/Algorithms.html</text:span></text:a><text:span text:style-name="T2"> :</text:span></text:p>
        </text:list-item>
      </text:list>
      <text:p text:style-name="P13"/>
      <text:p text:style-name="P23"><text:tab/>Índex normal:</text:p>
      <text:p text:style-name="P24"><text:tab/><text:a xlink:type="simple" xlink:href="https://www.cs.usfca.edu/~galles/visualization/Search.html" text:style-name="Internet_20_link" text:visited-style-name="Visited_20_Internet_20_Link"><text:span text:style-name="T2">https://www.cs.usfca.edu/~galles/visualization/Search.html</text:span></text:a></text:p>
      <text:p text:style-name="P25"/>
      <text:p text:style-name="P24"><text:tab/><text:span text:style-name="T2">Índex Btree:</text:span></text:p>
      <text:p text:style-name="P26"><text:tab/><text:a xlink:type="simple" xlink:href="https://www.cs.usfca.edu/~galles/visualization/BTree.html" text:style-name="Internet_20_link" text:visited-style-name="Visited_20_Internet_20_Link"><text:span text:style-name="T1">https://www.cs.usfca.edu/~galles/visualization/BTree.html</text:span></text:a></text:p>
      <text:p text:style-name="P26"/>
      <text:p text:style-name="P24"><text:tab/><text:span text:style-name="T2">Índex Hash:</text:span></text:p>
      <text:p text:style-name="P24"><text:tab/><text:a xlink:type="simple" xlink:href="https://www.cs.usfca.edu/~galles/visualization/OpenHash.html" text:style-name="Internet_20_link" text:visited-style-name="Visited_20_Internet_20_Link"><text:span text:style-name="T2">https://www.cs.usfca.edu/~galles/visualization/OpenHash.html</text:span></text:a></text:p>
      <text:p text:style-name="P24"/>
      <text:p text:style-name="P24"><text:tab/><text:span text:style-name="T2">Índex Hash:</text:span></text:p>
      <text:p text:style-name="P24"><text:tab/><text:a xlink:type="simple" xlink:href="https://www.cs.usfca.edu/~galles/visualization/ClosedHashBucket.html" text:style-name="Internet_20_link" text:visited-style-name="Visited_20_Internet_20_Link"><text:span text:style-name="T2">https://www.cs.usfca.edu/~galles/visualization/ClosedHashBucket.html</text:span></text:a></text:p>
      <text:p text:style-name="P24"/>
      <text:p text:style-name="P12"/>
      <text:list xml:id="list7574576128833496938" text:style-name="L3">
        <text:list-item>
          <text:p text:style-name="P15"><text:span text:style-name="T9">Quin tipus d'</text:span>Index <text:span text:style-name="T9">cal posar</text:span>:</text:p>
          <text:list>
            <text:list-header>
              <text:p text:style-name="P15">B-tree : Per LIKE (sense començar per %), &gt;, &lt;, &gt;=, &lt;=, between</text:p>
              <text:p text:style-name="P15">Hash : per =</text:p>
            </text:list-header>
          </text:list>
        </text:list-item>
      </text:list>
      <text:p text:style-name="P14"/>
      <text:list xml:id="list6139227127991130201" text:style-name="L4">
        <text:list-item>
          <text:p text:style-name="P16">MySQL – no té Hash</text:p>
          <text:p text:style-name="P16">Postgres – Sí</text:p>
        </text:list-item>
      </text:list>
      <text:p text:style-name="P14"/>
      <text:list xml:id="list192952720238471" text:continue-numbering="true" text:style-name="L4">
        <text:list-item>
          <text:p text:style-name="P20"><text:span text:style-name="T10">MySQL té ENGINE MyIsam – sense claus foranes i sense transacción, però és més ràpid</text:span></text:p>
        </text:list-item>
      </text:list>
      <text:p text:style-name="P14"/>
      <text:list xml:id="list192952131592406" text:continue-numbering="true" text:style-name="L4">
        <text:list-item>
          <text:p text:style-name="P20"><text:span text:style-name="T10">MySQL té FULLTEXT: per fer búsquedes en texts – com el google – si poses 2 paraules és un OR:</text:span></text:p>
        </text:list-item>
      </text:list>
      <text:p text:style-name="P14"/>
      <text:p text:style-name="P27">ALTER TABLE COM<text:span text:style-name="T9">MENTARIS</text:span> ADD FULLTEXT(<text:span text:style-name="T9">text_comentari</text:span>);</text:p>
      <text:p text:style-name="P27">SELECT * FROM COMMENTS MATCH( <text:span text:style-name="T9">text_comentari</text:span> <text:span text:style-name="T5">AGAINST</text:span>('dis');</text:p>
      <text:p text:style-name="P27">SELECT * FROM COMMENTS MATCH(<text:span text:style-name="T9">text_comentari</text:span>) <text:span text:style-name="T5">AGAINST</text:span>('dis <text:span text:style-name="T4">parturient</text:span>'); </text:p>
      <text:p text:style-name="P27">SELECT * FROM comments WHERE comment='dis';</text:p>
      <text:p text:style-name="P27"/>
      <text:p text:style-name="P14"/>
      <text:list xml:id="list3161244870040807765" text:style-name="L5">
        <text:list-item>
          <text:p text:style-name="P21"><text:soft-page-break/><text:span text:style-name="T5">Postgres té HASH per operador = <text:s/>i a més a més té <text:s/></text:span><text:span text:style-name="T6">varchar_pattern_ops per </text:span><text:span text:style-name="T7">indexos Btree de text on clagui fer LIKEs:</text:span></text:p>
        </text:list-item>
      </text:list>
      <text:p text:style-name="P28">CREATE INDEX us<text:span text:style-name="T9">uaris</text:span>_username_like ON us<text:span text:style-name="T9">ua</text:span>r<text:span text:style-name="T9">i</text:span>s USING btree (username varchar_pattern_ops);</text:p>
      <text:p text:style-name="P18"/>
      <text:p text:style-name="P18"/>
      <text:p text:style-name="P18"><text:span text:style-name="T9">4- </text:span>Crear els index que falten a MySQL-InnoDB</text:p>
      <text:p text:style-name="P17"/>
      <text:p text:style-name="P17"><text:span text:style-name="T9">5-</text:span> Crear BD a Postgres amb índex B-Tree o Hash</text:p>
      <text:p text:style-name="P17"/>
      <text:p text:style-name="P17"/>
      <text:p text:style-name="P17"/>
      <text:p text:style-name="P14"/>
      <text:p text:style-name="P14"/>
      <text:p text:style-name="P14"/>
      <text:p text:style-name="P14"/>
      <text:p text:style-name="P7"/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3:18:58.707000000</meta:creation-date>
    <dc:date>2017-02-07T19:29:51.627000000</dc:date>
    <meta:editing-duration>PT1H8M32S</meta:editing-duration>
    <meta:editing-cycles>4</meta:editing-cycles>
    <meta:generator>LibreOffice/4.4.4.3$Windows_x86 LibreOffice_project/2c39ebcf046445232b798108aa8a7e7d89552ea8</meta:generator>
    <meta:document-statistic meta:table-count="0" meta:image-count="0" meta:object-count="0" meta:page-count="2" meta:paragraph-count="31" meta:word-count="222" meta:character-count="1607" meta:non-whitespace-character-count="1407"/>
  </office:meta>
</office:document-meta>
</file>